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931" calcext:value-type="float">
            <text:p>931</text:p>
          </table:table-cell>
          <table:table-cell office:value-type="float" office:value="936" calcext:value-type="float">
            <text:p>936</text:p>
          </table:table-cell>
          <table:table-cell office:value-type="float" office:value="938" calcext:value-type="float">
            <text:p>938</text:p>
          </table:table-cell>
          <table:table-cell office:value-type="float" office:value="218.619" calcext:value-type="float">
            <text:p>218,6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.34" calcext:value-type="float">
            <text:p>3,34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5855026324336" calcext:value-type="float">
            <text:p>4,25855026324336</text:p>
          </table:table-cell>
          <table:table-cell table:formula="of:=[.C9]/[.H9]" office:value-type="float" office:value="4.29971777384399" calcext:value-type="float">
            <text:p>4,29971777384399</text:p>
          </table:table-cell>
          <table:table-cell table:formula="of:=[.D9]/[.H9]" office:value-type="float" office:value="4.29971777384399" calcext:value-type="float">
            <text:p>4,29971777384399</text:p>
          </table:table-cell>
          <table:table-cell table:formula="of:=[.E9]/[.H9]" office:value-type="float" office:value="4.25855026324336" calcext:value-type="float">
            <text:p>4,25855026324336</text:p>
          </table:table-cell>
          <table:table-cell table:formula="of:=[.F9]/[.H9]" office:value-type="float" office:value="4.28142110246593" calcext:value-type="float">
            <text:p>4,28142110246593</text:p>
          </table:table-cell>
          <table:table-cell table:formula="of:=[.G9]/[.H9]" office:value-type="float" office:value="4.29056943815496" calcext:value-type="float">
            <text:p>4,29056943815496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2.39520958083832" calcext:value-type="float">
            <text:p>2,39520958083832</text:p>
          </table:table-cell>
          <table:table-cell table:formula="of:=[.K9]/[.P9]" office:value-type="float" office:value="7.18562874251497" calcext:value-type="float">
            <text:p>7,18562874251497</text:p>
          </table:table-cell>
          <table:table-cell table:formula="of:=[.L9]/[.P9]" office:value-type="float" office:value="2.39520958083832" calcext:value-type="float">
            <text:p>2,39520958083832</text:p>
          </table:table-cell>
          <table:table-cell table:formula="of:=[.M9]/[.P9]" office:value-type="float" office:value="6.88622754491018" calcext:value-type="float">
            <text:p>6,88622754491018</text:p>
          </table:table-cell>
          <table:table-cell table:formula="of:=[.N9]/[.P9]" office:value-type="float" office:value="6.88622754491018" calcext:value-type="float">
            <text:p>6,88622754491018</text:p>
          </table:table-cell>
          <table:table-cell table:formula="of:=[.O9]/[.P9]" office:value-type="float" office:value="6.88622754491018" calcext:value-type="float">
            <text:p>6,88622754491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5:23:51.80148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3-12-06T17:29:02.651475712</dc:date>
    <meta:editing-duration>P19DT1H8M52S</meta:editing-duration>
    <meta:editing-cycles>55</meta:editing-cycles>
    <meta:generator>LibreOffice/6.0.7.3$Linux_X86_64 LibreOffice_project/00m0$Build-3</meta:generator>
    <meta:document-statistic meta:table-count="1" meta:cell-count="83" meta:object-count="0"/>
  </office:meta>
</office:document-meta>
</file>